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Table1" style:family="table">
      <style:table-properties style:width="27.7cm" fo:margin-top="0cm" fo:margin-bottom="0.25cm" table:align="margins" fo:background-color="transparent">
        <style:background-image/>
      </style:table-properties>
    </style:style>
    <style:style style:name="Table1.A" style:family="table-column">
      <style:table-column-properties style:column-width="5.54cm" style:rel-column-width="13107*"/>
    </style:style>
    <style:style style:name="Table1.B" style:family="table-column">
      <style:table-column-properties style:column-width="6.228cm" style:rel-column-width="14735*"/>
    </style:style>
    <style:style style:name="Table1.C" style:family="table-column">
      <style:table-column-properties style:column-width="6.232cm" style:rel-column-width="14744*"/>
    </style:style>
    <style:style style:name="Table1.D" style:family="table-column">
      <style:table-column-properties style:column-width="6.234cm" style:rel-column-width="14748*"/>
    </style:style>
    <style:style style:name="Table1.E" style:family="table-column">
      <style:table-column-properties style:column-width="3.466cm" style:rel-column-width="820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5pt solid #000000" fo:border-right="none" fo:border-top="0.5pt solid #000000" fo:border-bottom="0.5pt solid #000000"/>
    </style:style>
    <style:style style:name="Table1.E1" style:family="table-cell">
      <style:table-cell-properties fo:padding="0.049cm" fo:border="0.5pt solid #000000"/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E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603646" style:font-size-asian="10pt" style:font-style-asian="normal" style:font-weight-asian="normal" style:font-size-complex="10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Source Sans 3" fo:font-size="10pt" fo:font-weight="bold" officeooo:rsid="005658b9" officeooo:paragraph-rsid="005658b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Source Sans 3" fo:font-size="10pt" officeooo:rsid="005658b9" officeooo:paragraph-rsid="005658b9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Source Sans 3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Source Sans 3" fo:font-size="10pt" officeooo:rsid="005bd37d" officeooo:paragraph-rsid="005bd37d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Source Sans 3" fo:font-size="10pt" officeooo:rsid="005e3896" officeooo:paragraph-rsid="005e389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Source Sans 3" fo:font-size="10pt" officeooo:rsid="0069c51a" officeooo:paragraph-rsid="0069c51a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Source Sans 3" fo:font-size="10pt" officeooo:rsid="00863a86" officeooo:paragraph-rsid="00863a8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Source Sans 3" fo:font-size="10pt" officeooo:rsid="00874391" officeooo:paragraph-rsid="0087439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Source Sans 3" fo:font-size="10pt" officeooo:rsid="0089eb7d" officeooo:paragraph-rsid="0089eb7d" style:font-size-asian="10pt" style:font-size-complex="10pt"/>
    </style:style>
    <style:style style:name="P11" style:family="paragraph" style:parent-style-name="Table_20_Contents">
      <style:text-properties style:font-name="Source Sans 3" fo:font-size="10pt" officeooo:rsid="008b27e1" officeooo:paragraph-rsid="008b27e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ource Sans 3" fo:font-size="10pt" officeooo:rsid="008b27e1" officeooo:paragraph-rsid="008b27e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Source Sans 3" fo:font-size="10pt" officeooo:rsid="008cdb2a" officeooo:paragraph-rsid="008cdb2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Source Sans 3" fo:font-size="10pt" officeooo:rsid="008ef9b9" officeooo:paragraph-rsid="008ef9b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Source Sans 3" fo:font-size="10pt" officeooo:rsid="008efaf2" officeooo:paragraph-rsid="008efaf2" style:font-size-asian="10pt" style:font-size-complex="10pt"/>
    </style:style>
    <style:style style:name="P16" style:family="paragraph" style:parent-style-name="Text_20_body" style:master-page-name="Standard">
      <style:paragraph-properties style:page-number="1"/>
    </style:style>
    <style:style style:name="P17" style:family="paragraph" style:parent-style-name="Text_20_body">
      <style:text-properties officeooo:paragraph-rsid="0090a88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8437d6"/>
    </style:style>
    <style:style style:name="T4" style:family="text">
      <style:text-properties officeooo:rsid="00569057"/>
    </style:style>
    <style:style style:name="T5" style:family="text">
      <style:text-properties officeooo:rsid="0068cbca"/>
    </style:style>
    <style:style style:name="T6" style:family="text">
      <style:text-properties officeooo:rsid="008437d6"/>
    </style:style>
    <style:style style:name="T7" style:family="text">
      <style:text-properties officeooo:rsid="00863a86"/>
    </style:style>
    <style:style style:name="T8" style:family="text">
      <style:text-properties officeooo:rsid="0089eb7d"/>
    </style:style>
    <style:style style:name="T9" style:family="text">
      <style:text-properties officeooo:rsid="008cdb2a"/>
    </style:style>
    <style:style style:name="T10" style:family="text">
      <style:text-properties officeooo:rsid="008ef9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16">Classe : 6<text:span text:style-name="T1">ème</text:span><text:span text:style-name="T2">.<text:tab/>Activité : </text:span><text:span text:style-name="T3">Pyramides (La Grande muraille d’Égypte)</text:span><text:span text:style-name="T2">.</text:span></text:p>
      <text:p text:style-name="Text_20_body">Compétences travaillées : <text:span text:style-name="T6">raisonnement sur des notions de parallélisme</text:span>.<text:tab/>Objectifs : découvrir <text:span text:style-name="T6">les enjeux du parallélism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Étape</text:p>
          </table:table-cell>
          <table:table-cell table:style-name="Table1.A1" office:value-type="string">
            <text:p text:style-name="P2">Script</text:p>
          </table:table-cell>
          <table:table-cell table:style-name="Table1.A1" office:value-type="string">
            <text:p text:style-name="P2">Notes / objectifs</text:p>
          </table:table-cell>
          <table:table-cell table:style-name="Table1.A1" office:value-type="string">
            <text:p text:style-name="P2">Matériel</text:p>
          </table:table-cell>
          <table:table-cell table:style-name="Table1.E1" office:value-type="string">
            <text:p text:style-name="P2">Temps (minutes)</text:p>
          </table:table-cell>
        </table:table-row>
        <table:table-row table:style-name="Table1.1">
          <table:table-cell table:style-name="Table1.A2" office:value-type="string">
            <text:p text:style-name="P3">Présentation.</text:p>
          </table:table-cell>
          <table:table-cell table:style-name="Table1.A2" office:value-type="string">
            <text:p text:style-name="P3">Explication des consignes.</text:p>
          </table:table-cell>
          <table:table-cell table:style-name="Table1.A2" office:value-type="string">
            <text:p text:style-name="P13">Être très clair sur la manière de poser les briques.</text:p>
          </table:table-cell>
          <table:table-cell table:style-name="Table1.A2" office:value-type="string">
            <text:p text:style-name="P8">Grosses briques, aimants.</text:p>
          </table:table-cell>
          <table:table-cell table:style-name="Table1.E2" office:value-type="string">
            <text:p text:style-name="P14">4</text:p>
          </table:table-cell>
        </table:table-row>
        <table:table-row table:style-name="Table1.1">
          <table:table-cell table:style-name="Table1.A2" office:value-type="string">
            <text:p text:style-name="P3">Reformulation.</text:p>
          </table:table-cell>
          <table:table-cell table:style-name="Table1.A2" office:value-type="string">
            <text:p text:style-name="P3">Faire reformuler la consigne aux élèves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4</text:p>
          </table:table-cell>
        </table:table-row>
        <table:table-row table:style-name="Table1.1">
          <table:table-cell table:style-name="Table1.A2" office:value-type="string">
            <text:p text:style-name="P3">Distribution <text:span text:style-name="T4">(</text:span><text:span text:style-name="T7">briques </text:span><text:span text:style-name="T8">et feuilles </text:span><text:span text:style-name="T10">motifs</text:span><text:span text:style-name="T4">).</text:span></text:p>
          </table:table-cell>
          <table:table-cell table:style-name="Table1.A2" office:value-type="string">
            <text:p text:style-name="P3">Distribution des <text:span text:style-name="T7">briques </text:span><text:span text:style-name="T8">et des feuilles </text:span><text:span text:style-name="T10">motifs</text:span>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Une quarantaine de briques <text:span text:style-name="T8">et une feuille </text:span><text:span text:style-name="T10">motif </text:span>pour chaque groupe.</text:p>
          </table:table-cell>
          <table:table-cell table:style-name="Table1.E2" office:value-type="string">
            <text:p text:style-name="P14">2</text:p>
          </table:table-cell>
        </table:table-row>
        <table:table-row table:style-name="Table1.1">
          <table:table-cell table:style-name="Table1.A2" office:value-type="string">
            <text:p text:style-name="P3">Travail en groupe (<text:span text:style-name="T10">motifs</text:span>).</text:p>
          </table:table-cell>
          <table:table-cell table:style-name="Table1.A2" office:value-type="string">
            <text:p text:style-name="P5">Démarrer la première séquence en autonomie, sur la feuille <text:span text:style-name="T10">motif</text:span>.</text:p>
          </table:table-cell>
          <table:table-cell table:style-name="Table1.A2" office:value-type="string">
            <text:p text:style-name="P9">Les élèves réalisent différents motifs et doivent se rendre compte que certains coûtent plus que d’autres.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4">15</text:p>
          </table:table-cell>
        </table:table-row>
        <table:table-row table:style-name="Table1.1">
          <table:table-cell table:style-name="Table1.A2" office:value-type="string">
            <text:p text:style-name="P3">Mise en commun.</text:p>
          </table:table-cell>
          <table:table-cell table:style-name="Table1.A2" office:value-type="string">
            <text:p text:style-name="P11">Demander aux élèves quels motifs étaient moins coûteux. Les faire intuiter que<text:span text:style-name="T9">l</text:span> genre de motif est plus ou moins coûteux.</text:p>
          </table:table-cell>
          <table:table-cell table:style-name="Table1.A2" office:value-type="string">
            <text:p text:style-name="P12">Construire l’intuition des motifs coûteux ou non à construire, et des bonnes et mauvaises manières de construire.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5">5</text:p>
          </table:table-cell>
        </table:table-row>
        <table:table-row table:style-name="Table1.1">
          <table:table-cell table:style-name="Table1.A2" office:value-type="string">
            <text:p text:style-name="P14">Travail en groupe (recherche).</text:p>
          </table:table-cell>
          <table:table-cell table:style-name="Table1.A2" office:value-type="string">
            <text:p text:style-name="P14">Démarrer la séquence de recherche de motif optimal en autonomie.</text:p>
          </table:table-cell>
          <table:table-cell table:style-name="Table1.A2" office:value-type="string">
            <text:p text:style-name="P14">Les élèves recherchent un ou plusieurs motifs constructibles à moindre coût.</text:p>
            <text:p text:style-name="P15">Bien leur préciser de prendre en note quand un groupe trouve un résultat intéressant.</text:p>
          </table:table-cell>
          <table:table-cell table:style-name="Table1.A2" office:value-type="string">
            <text:p text:style-name="P14">Une quarantaine de briques pour chaque groupe.</text:p>
          </table:table-cell>
          <table:table-cell table:style-name="Table1.E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Conclusion.</text:p>
          </table:table-cell>
          <table:table-cell table:style-name="Table1.A2" office:value-type="string">
            <text:p text:style-name="P1">Institutionnalisation</text:p>
          </table:table-cell>
          <table:table-cell table:style-name="Table1.A2" office:value-type="string">
            <text:p text:style-name="P6"><text:span text:style-name="T5">Les</text:span> faire répéter avec leur<text:span text:style-name="T5">s</text:span> mot<text:span text:style-name="T5">s</text:span>.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5">10</text:p>
          </table:table-cell>
        </table:table-row>
      </table:table>
      <text:p text:style-name="P17"><text:a xlink:type="simple" xlink:href="https://emmanuellesaillard.fr/resources/MurailleDEgypte.pdf" text:style-name="Internet_20_link" text:visited-style-name="Visited_20_Internet_20_Link">https://emmanuellesaillard.fr/resources/MurailleDEgypte.pdf</text:a><text:tab/>Durée totale : 50 minu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1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hyphenation-ladder-count="no-limit" style:page-number="auto">
        <style:tab-stops>
          <style:tab-stop style:position="27.7cm" style:type="right"/>
        </style:tab-stops>
      </style:paragraph-properties>
      <style:text-properties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 fo:background-color="transparent" draw:fill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9:54.489000000</meta:creation-date>
    <meta:editing-duration>PT2H42M12S</meta:editing-duration>
    <meta:editing-cycles>48</meta:editing-cycles>
    <meta:generator>LibreOffice/7.6.5.2$Windows_X86_64 LibreOffice_project/38d5f62f85355c192ef5f1dd47c5c0c0c6d6598b</meta:generator>
    <dc:title>Fiche de préparation Pyramides 2024 (collège)</dc:title>
    <dc:date>2024-04-08T17:22:38.991000000</dc:date>
    <meta:print-date>2024-04-08T17:22:37.911000000</meta:print-date>
    <meta:printed-by>Fichiers PDF</meta:printed-by>
    <meta:document-statistic meta:table-count="1" meta:image-count="0" meta:object-count="0" meta:page-count="1" meta:paragraph-count="38" meta:word-count="218" meta:character-count="1475" meta:non-whitespace-character-count="1295"/>
    <meta:template xlink:type="simple" xlink:actuate="onRequest" xlink:title="Simple" xlink:href="../../AppData/Roaming/LibreOffice/4/user/template/Simple.ott" meta:date="2024-02-02T10:49:54.153000000"/>
  </office:meta>
</office:document-meta>
</file>